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, для разработчика wordpress</text:p>
      <text:p text:style-name="Standard">ChatGPT</text:p>
      <text:p text:style-name="P1">ChatGPT</text:p>
      <text:p text:style-name="Text_20_body">Конечно, вот полный список тем для изучения разработчиком WordPress:</text:p>
      <text:list xml:id="list9022366888258297629" text:style-name="L1">
        <text:list-item>
          <text:p text:style-name="P2"><text:span text:style-name="Strong_20_Emphasis">Основы WordPress:</text:span></text:p>
          <text:list>
            <text:list-item>
              <text:p text:style-name="P3">Установка и настройка WordPress.</text:p>
            </text:list-item>
            <text:list-item>
              <text:p text:style-name="P3">Работа с файлами конфигурации.</text:p>
            </text:list-item>
            <text:list-item>
              <text:p text:style-name="P3">Структура файлов и каталогов WordPress.</text:p>
            </text:list-item>
          </text:list>
        </text:list-item>
        <text:list-item>
          <text:p text:style-name="P2"><text:span text:style-name="Strong_20_Emphasis">Языки и технологии:</text:span></text:p>
          <text:list>
            <text:list-item>
              <text:p text:style-name="P3">HTML, CSS и JavaScript для веб-разработки.</text:p>
            </text:list-item>
            <text:list-item>
              <text:p text:style-name="P3">PHP и его применение в WordPress.</text:p>
            </text:list-item>
            <text:list-item>
              <text:p text:style-name="P3">SQL и работа с базами данных MySQL/MariaDB.</text:p>
            </text:list-item>
          </text:list>
        </text:list-item>
        <text:list-item>
          <text:p text:style-name="P2"><text:span text:style-name="Strong_20_Emphasis">Темизация (Theme Development):</text:span></text:p>
          <text:list>
            <text:list-item>
              <text:p text:style-name="P3">Создание собственных тем с нуля.</text:p>
            </text:list-item>
            <text:list-item>
              <text:p text:style-name="P3">Использование стандартных тем WordPress и их кастомизация.</text:p>
            </text:list-item>
            <text:list-item>
              <text:p text:style-name="P3">Работа с шаблонами, стилями и функциями темы.</text:p>
            </text:list-item>
          </text:list>
        </text:list-item>
        <text:list-item>
          <text:p text:style-name="P2"><text:span text:style-name="Strong_20_Emphasis">Разработка плагинов (Plugin Development):</text:span></text:p>
          <text:list>
            <text:list-item>
              <text:p text:style-name="P3">Создание пользовательских плагинов.</text:p>
            </text:list-item>
            <text:list-item>
              <text:p text:style-name="P3">Использование хуков и фильтров WordPress.</text:p>
            </text:list-item>
            <text:list-item>
              <text:p text:style-name="P3">Взаимодействие с базой данных через API WordPress.</text:p>
            </text:list-item>
          </text:list>
        </text:list-item>
        <text:list-item>
          <text:p text:style-name="P2"><text:span text:style-name="Strong_20_Emphasis">REST API и WP-CLI:</text:span></text:p>
          <text:list>
            <text:list-item>
              <text:p text:style-name="P3">Использование REST API для взаимодействия с WordPress извне.</text:p>
            </text:list-item>
            <text:list-item>
              <text:p text:style-name="P3">Автоматизация задач с помощью WP-CLI (Command Line Interface).</text:p>
            </text:list-item>
          </text:list>
        </text:list-item>
        <text:list-item>
          <text:p text:style-name="P2"><text:span text:style-name="Strong_20_Emphasis">Безопасность и оптимизация:</text:span></text:p>
          <text:list>
            <text:list-item>
              <text:p text:style-name="P3">Защита WordPress от атак и уязвимостей.</text:p>
            </text:list-item>
            <text:list-item>
              <text:p text:style-name="P3">Оптимизация производительности и скорости загрузки сайта.</text:p>
            </text:list-item>
          </text:list>
        </text:list-item>
        <text:list-item>
          <text:p text:style-name="P2"><text:span text:style-name="Strong_20_Emphasis">Разработка для мобильных устройств:</text:span></text:p>
          <text:list>
            <text:list-item>
              <text:p text:style-name="P3">Адаптивная вёрстка и мобильный дизайн.</text:p>
            </text:list-item>
            <text:list-item>
              <text:p text:style-name="P3">Создание мобильных приложений с использованием WordPress REST API.</text:p>
            </text:list-item>
          </text:list>
        </text:list-item>
        <text:list-item>
          <text:p text:style-name="P2"><text:span text:style-name="Strong_20_Emphasis">SEO и аналитика:</text:span></text:p>
          <text:list>
            <text:list-item>
              <text:p text:style-name="P3">Оптимизация контента для поисковых систем.</text:p>
            </text:list-item>
            <text:list-item>
              <text:p text:style-name="P3">Использование инструментов аналитики для отслеживания посещаемости.</text:p>
            </text:list-item>
          </text:list>
        </text:list-item>
        <text:list-item>
          <text:p text:style-name="P2"><text:span text:style-name="Strong_20_Emphasis">Мультимедиа и контент:</text:span></text:p>
          <text:list>
            <text:list-item>
              <text:p text:style-name="P3">Управление медиа-файлами и галереями.</text:p>
            </text:list-item>
            <text:list-item>
              <text:p text:style-name="P3">Создание кастомных типов контента и таксономий.</text:p>
            </text:list-item>
          </text:list>
        </text:list-item>
        <text:list-item>
          <text:p text:style-name="P2"><text:span text:style-name="Strong_20_Emphasis">Локализация и мультиязычность:</text:span></text:p>
          <text:list>
            <text:list-item>
              <text:p text:style-name="P3">Локализация интерфейса и контента.</text:p>
            </text:list-item>
            <text:list-item>
              <text:p text:style-name="P3">Работа с мультиязычными плагинами и темами.</text:p>
            </text:list-item>
          </text:list>
        </text:list-item>
        <text:list-item>
          <text:p text:style-name="P2"><text:span text:style-name="Strong_20_Emphasis">Интеграция с внешними сервисами:</text:span></text:p>
          <text:list>
            <text:list-item>
              <text:p text:style-name="P3">Интеграция с социальными сетями и платёжными системами.</text:p>
            </text:list-item>
            <text:list-item>
              <text:p text:style-name="P3">Работа с API сторонних сервисов для расширения функциональности.</text:p>
            </text:list-item>
          </text:list>
        </text:list-item>
        <text:list-item>
          <text:p text:style-name="P2"><text:span text:style-name="Strong_20_Emphasis">Управление контентом и администрирование:</text:span></text:p>
          <text:list>
            <text:list-item>
              <text:p text:style-name="P3"><text:soft-page-break/>Настройка прав доступа пользователей.</text:p>
            </text:list-item>
            <text:list-item>
              <text:p text:style-name="P2">Работа с ролями пользователей и кастомными правилами.</text:p>
            </text:list-item>
          </text:list>
        </text:list-item>
      </text:list>
      <text:p text:style-name="Text_20_body">Этот список поможет вам охватить все аспекты разработки для WordPress и стать опытным разработчиком на этой платфор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1:20:09.14</dc:date>
    <meta:document-statistic meta:table-count="0" meta:image-count="0" meta:object-count="0" meta:page-count="2" meta:paragraph-count="45" meta:word-count="288" meta:character-count="1970"/>
    <dc:creator>Dima Wide</dc:creator>
    <meta:user-defined meta:name="Info 1"/>
    <meta:user-defined meta:name="Info 2"/>
    <meta:user-defined meta:name="Info 3"/>
    <meta:user-defined meta:name="Info 4"/>
  </office:meta>
</office:document-meta>
</file>